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luster_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MITH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HMEYER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BY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TER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TER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UNARO JON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RIE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UNARO 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RIE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UNA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RIE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RIFF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R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RIFF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IFFO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RIFF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IFFO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RIFF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IFFO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RIFF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AREN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USTAPHA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OUGHT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ELV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LV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ELV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ELV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ELV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LV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LV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LV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LV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HAVAS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AVAS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HAVAS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AVAS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MITH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AVAS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AVAS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AGE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AGE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AGE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ORG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IFF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RH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ND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AND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AL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NAL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BER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B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R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R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OL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IFF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R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USTAPHA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E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USTAPHA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LETICH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IS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ARK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LARK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ND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I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D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AND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ND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FFER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FFER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ND II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ND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LL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A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ND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MES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MES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ISON J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ISON JOH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ISO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ISO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ISO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D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D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AFFER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LLIAM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UNCAN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OMAS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LSON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Y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LSON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NCAN J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Y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CHAELS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CHAELS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CHAELS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OUGHT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WRENC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UGHT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WRENC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OUGHTON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WRENC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IND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WRENC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ND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WRENC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IND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NNETH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IND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NNETH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20:06:10.976880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1T03:54:15.889695180</dc:date>
    <meta:editing-duration>PT8M42S</meta:editing-duration>
    <meta:editing-cycles>1</meta:editing-cycles>
    <meta:generator>LibreOffice/5.1.6.2$Linux_X86_64 LibreOffice_project/10m0$Build-2</meta:generator>
    <meta:document-statistic meta:table-count="1" meta:cell-count="831" meta:object-count="0"/>
  </office:meta>
</office:document-meta>
</file>